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heritedGenericsPolimorphicCallTest.shouldStubbingWo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heritedGenericsPolimorphicCallTest.shouldWorkExactlyAsJavaProxyWou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heritedGenericsPolimorphicCallTest.shouldVerificationWor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heritedGenericsPolimorphicCallTest.invoke( Object proxy , Method method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